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18998a" officeooo:paragraph-rsid="0018998a"/>
    </style:style>
    <style:style style:name="P5" style:family="paragraph" style:parent-style-name="normal">
      <style:paragraph-properties fo:line-height="115%"/>
      <style:text-properties officeooo:rsid="0018998a" officeooo:paragraph-rsid="0018998a"/>
    </style:style>
    <style:style style:name="P6" style:family="paragraph" style:parent-style-name="normal">
      <style:paragraph-properties fo:text-align="center" style:justify-single-word="false"/>
      <style:text-properties fo:color="#1155cc" style:text-underline-style="solid" style:text-underline-width="auto" style:text-underline-color="font-color" officeooo:rsid="0018998a" officeooo:paragraph-rsid="0018998a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line-height="150%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  <style:text-properties officeooo:rsid="0018c55b" officeooo:paragraph-rsid="0018c55b"/>
    </style:style>
    <style:style style:name="P10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18998a" officeooo:paragraph-rsid="0018998a" style:font-size-asian="13pt" style:font-weight-asian="bold" style:font-size-complex="13pt"/>
    </style:style>
    <style:style style:name="P11" style:family="paragraph" style:parent-style-name="normal"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13" style:family="paragraph" style:parent-style-name="normal">
      <style:text-properties fo:font-weight="bold" officeooo:rsid="001d08c8" officeooo:paragraph-rsid="001d08c8" style:font-weight-asian="bold" style:font-weight-complex="bold"/>
    </style:style>
    <style:style style:name="P14" style:family="paragraph" style:parent-style-name="normal">
      <style:text-properties fo:font-weight="bold" officeooo:rsid="001c6e25" officeooo:paragraph-rsid="001c6e25" style:font-weight-asian="bold" style:font-weight-complex="bold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/>
      <style:text-properties officeooo:rsid="0018998a" officeooo:paragraph-rsid="0018998a"/>
    </style:style>
    <style:style style:name="P16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7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8998a"/>
    </style:style>
    <style:style style:name="P18" style:family="paragraph" style:parent-style-name="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normal">
      <style:paragraph-properties fo:margin-left="0cm" fo:margin-right="0cm" fo:text-indent="0cm" style:auto-text-indent="false"/>
      <style:text-properties officeooo:paragraph-rsid="001d08c8"/>
    </style:style>
    <style:style style:name="P20" style:family="paragraph" style:parent-style-name="normal">
      <style:paragraph-properties fo:margin-left="0cm" fo:margin-right="0cm" fo:text-indent="0cm" style:auto-text-indent="false"/>
      <style:text-properties fo:font-weight="normal" officeooo:paragraph-rsid="001d08c8" style:font-weight-asian="normal" style:font-weight-complex="normal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998a" style:font-weight-asian="bold"/>
    </style:style>
    <style:style style:name="T3" style:family="text">
      <style:text-properties fo:font-weight="bold" officeooo:rsid="001ba9b7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officeooo:rsid="0018998a"/>
    </style:style>
    <style:style style:name="T6" style:family="text">
      <style:text-properties officeooo:rsid="001ba9b7"/>
    </style:style>
    <style:style style:name="T7" style:family="text">
      <style:text-properties officeooo:rsid="001c6e25"/>
    </style:style>
    <style:style style:name="T8" style:family="text">
      <style:text-properties officeooo:rsid="001d08c8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USTAVO DOS SANTOS SANTANA</text:p>
      <text:p text:style-name="P1"><text:span text:style-name="T1">(</text:span><text:span text:style-name="T2">44</text:span><text:span text:style-name="T1">) </text:span><text:span text:style-name="T2">44998377885</text:span></text:p>
      <text:p text:style-name="P6"><text:span text:style-name="T5">g</text:span>ustavossantana<text:span text:style-name="T7">79</text:span>@gmail.com</text:p>
      <text:p text:style-name="normal"><draw:rect text:anchor-type="as-char" style:rel-width="100%" draw:z-index="0" draw:name="Forma1" draw:style-name="gr1" draw:text-style-name="P21" svg:width="16.511cm" svg:height="0.054cm"><text:p/></draw:rect></text:p>
      <text:p text:style-name="P2"/>
      <text:p text:style-name="P12">OBJETIVO</text:p>
      <text:p text:style-name="P5">Participar de grandes projetos, atuar em grandes empresas e adquirir um portfólio amplo de conhecimento.</text:p>
      <text:p text:style-name="P3"/>
      <text:p text:style-name="P11">FORMAÇÃO ACADÊMICA</text:p>
      <text:p text:style-name="P4">Colégio Estadual Integral “Dom Pedro I” - Cursando 1º Técnico em Agronegócio.</text:p>
      <text:p text:style-name="normal"/>
      <text:p text:style-name="normal"><text:span text:style-name="T4">PROJETOS</text:span></text:p>
      <text:p text:style-name="P14">Programação Criativa</text:p>
      <text:p text:style-name="normal">Descrição: <text:span text:style-name="T7">de forma resumida, este projeto é um jogo feito no Scratch onde o usuário, utilizando o cursor, deve tentar escapar de alguns obstáculos que aparecem para seguí-lo.</text:span></text:p>
      <text:p text:style-name="normal"/>
      <text:p text:style-name="P13">Programação, Ciência e Arte</text:p>
      <text:p text:style-name="normal">Descrição: <text:span text:style-name="T8">este projeto foi desenvolvido no Scratch, cujo objetivo principal era unir programação, criatividade e arte.</text:span></text:p>
      <text:p text:style-name="normal"/>
      <text:p text:style-name="normal"><text:span text:style-name="T4">TECNOLOGIAS</text:span></text:p>
      <text:list xml:id="list2114354783" text:style-name="WWNum1">
        <text:list-item>
          <text:p text:style-name="P15">HTML básico ;</text:p>
        </text:list-item>
        <text:list-item>
          <text:p text:style-name="P15">CSS básico ;</text:p>
        </text:list-item>
        <text:list-item>
          <text:p text:style-name="P15">Javascript básico ;</text:p>
        </text:list-item>
        <text:list-item>
          <text:p text:style-name="P17"><text:span text:style-name="T5">Python básico .</text:span></text:p>
        </text:list-item>
      </text:list>
      <text:p text:style-name="P7"/>
      <text:p text:style-name="P18">EXPERIÊNCIA PROFISSIONAL</text:p>
      <text:p text:style-name="P9">Estudei linguagens como HTML, CSS, JS e Python. Desenvolvi projetos básicos, objetivando principalmente o aumento de performance nas tecnologias <text:span text:style-name="T6">em questão</text:span></text:p>
      <text:p text:style-name="P7"/>
      <text:p text:style-name="P8"><text:span text:style-name="T3">Colégio Estadual Dom Pedro I</text:span> (<text:span text:style-name="T6">fevereiro de 2023</text:span> – <text:span text:style-name="T6">dezembro de 2023</text:span>)</text:p>
      <text:p text:style-name="P8"><text:span text:style-name="T1">Cargo:</text:span> <text:span text:style-name="T6">estudante</text:span></text:p>
      <text:p text:style-name="P7"/>
      <text:p text:style-name="P18">CURSOS | CERTIFICAÇÕES</text:p>
      <text:p text:style-name="P7"><text:span text:style-name="T8">Pensamento Computacional</text:span> – <text:span text:style-name="T8">Colégio Estadual Dom Pedro I</text:span> – (<text:span text:style-name="T8">fevereiro de 2023</text:span> – <text:span text:style-name="T8">dezembro de 2023</text:span>)</text:p>
      <text:p text:style-name="P7"/>
      <text:p text:style-name="P19"><text:span text:style-name="T4">IDIOMAS</text:span></text:p>
      <text:p text:style-name="P20">Idioma 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30T13:45:41.539780803</dc:date>
    <meta:editing-duration>PT9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60" meta:character-count="1095" meta:non-whitespace-character-count="960"/>
  </office:meta>
</office:document-meta>
</file>